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334cm"/>
    </style:style>
    <style:style style:name="co2" style:family="table-column">
      <style:table-column-properties fo:break-before="auto" style:column-width="8.059cm"/>
    </style:style>
    <style:style style:name="co3" style:family="table-column">
      <style:table-column-properties fo:break-before="auto" style:column-width="15.722cm"/>
    </style:style>
    <style:style style:name="co4" style:family="table-column">
      <style:table-column-properties fo:break-before="auto" style:column-width="7.816cm"/>
    </style:style>
    <style:style style:name="co5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10.456cm"/>
    </style:style>
    <style:style style:name="co7" style:family="table-column">
      <style:table-column-properties fo:break-before="auto" style:column-width="18.627cm"/>
    </style:style>
    <style:style style:name="co8" style:family="table-column">
      <style:table-column-properties fo:break-before="auto" style:column-width="6.89cm"/>
    </style:style>
    <style:style style:name="co9" style:family="table-column">
      <style:table-column-properties fo:break-before="auto" style:column-width="5.338cm"/>
    </style:style>
    <style:style style:name="co10" style:family="table-column">
      <style:table-column-properties fo:break-before="auto" style:column-width="5.009cm"/>
    </style:style>
    <style:style style:name="co11" style:family="table-column">
      <style:table-column-properties fo:break-before="auto" style:column-width="2.47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3.44cm" fo:break-before="auto" style:use-optimal-row-height="true"/>
    </style:style>
    <style:style style:name="ro3" style:family="table-row">
      <style:table-row-properties style:row-height="2.316cm" fo:break-before="auto" style:use-optimal-row-height="true"/>
    </style:style>
    <style:style style:name="ro4" style:family="table-row">
      <style:table-row-properties style:row-height="4.563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2.877cm" fo:break-before="auto" style:use-optimal-row-height="true"/>
    </style:style>
    <style:style style:name="ro7" style:family="table-row">
      <style:table-row-properties style:row-height="4.001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556c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fo:background-color="#3d85c6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>
      <style:table-cell-properties fo:wrap-option="wrap" style:rotation-align="none" style:vertical-align="middl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wrap-option="wrap" style:rotation-align="none" style:vertical-align="top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93c47d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" style:family="table-cell" style:parent-style-name="Default">
      <style:table-cell-properties fo:border-bottom="none" fo:background-color="#224b12" style:text-align-source="value-type" style:repeat-content="false" fo:wrap-option="wrap" fo:border-left="1.5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Text">
      <style:table-cell-properties fo:border-bottom="0.74pt solid #999999" fo:background-color="#eeeeee" style:text-align-source="fix" style:repeat-content="false" fo:wrap-option="wrap" fo:border-left="4.51pt solid #000000" fo:border-right="0.74pt solid #999999" fo:border-top="0.74pt solid #999999" style:vertical-align="top"/>
      <style:paragraph-properties fo:text-align="start" fo:margin-left="0cm"/>
    </style:style>
    <style:style style:name="ce13" style:family="table-cell" style:parent-style-name="Default">
      <style:table-cell-properties fo:border-bottom="0.74pt solid #999999" fo:background-color="#eeeeee" style:text-align-source="fix" style:repeat-content="false" fo:wrap-option="wrap" fo:border-left="4.51pt solid #000000" fo:border-right="0.74pt solid #999999" fo:border-top="0.74pt solid #999999" style:vertical-align="top"/>
      <style:paragraph-properties fo:text-align="start" fo:margin-left="0cm"/>
    </style:style>
    <style:style style:name="ce14" style:family="table-cell" style:parent-style-name="Default">
      <style:table-cell-properties fo:border-bottom="0.74pt solid #999999" fo:background-color="#eeeeee" fo:wrap-option="wrap" fo:border-left="4.51pt solid #000000" fo:border-right="0.74pt solid #999999" fo:border-top="0.74pt solid #999999" style:vertical-align="top"/>
    </style:style>
    <style:style style:name="ce15" style:family="table-cell" style:parent-style-name="Default">
      <style:table-cell-properties fo:border-bottom="none" fo:wrap-option="wrap" fo:border-left="4.51pt solid #000000" fo:border-right="none" fo:border-top="none" style:vertical-align="top"/>
    </style:style>
    <style:style style:name="ce16" style:family="table-cell" style:parent-style-name="Default">
      <style:table-cell-properties fo:background-color="#ffff3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" style:family="table-cell" style:parent-style-name="Default">
      <style:table-cell-properties fo:background-color="#eeeeee" fo:wrap-option="wrap" fo:border="0.74pt solid #999999" style:vertical-align="top"/>
    </style:style>
    <style:style style:name="ce18" style:family="table-cell" style:parent-style-name="Default">
      <style:table-cell-properties fo:background-color="#b4c7dc" style:text-align-source="fix" style:repeat-content="false" fo:wrap-option="wrap" style:vertical-align="top"/>
      <style:paragraph-properties fo:text-align="center" fo:margin-left="0cm"/>
    </style:style>
    <style:style style:name="ce19" style:family="table-cell" style:parent-style-name="Default">
      <style:table-cell-properties fo:background-color="#dee6ef" style:text-align-source="fix" style:repeat-content="false" fo:wrap-option="wrap" fo:border="0.74pt solid #000000" style:vertical-align="top"/>
      <style:paragraph-properties fo:text-align="center" fo:margin-left="0cm"/>
    </style:style>
    <style:style style:name="ce20" style:family="table-cell" style:parent-style-name="Default">
      <style:table-cell-properties fo:background-color="#dee6ef" style:text-align-source="fix" style:repeat-content="false" fo:wrap-option="wrap" fo:border="0.74pt solid #000000" style:vertical-align="top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Arial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Noto Sans CJK SC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Noto Sans CJK SC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complex="Arial"/>
    </style:style>
    <style:style style:name="T3" style:family="text">
      <style:text-properties style:font-name-asian="Noto Sans CJK SC" style:font-name-complex="Arial" style:font-name="Arial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4pt" style:font-size-asian="14pt" fo:color="#000000" style:language-complex="hi" style:country-complex="IN" style:language-asian="zh" style:country-asian="CN" fo:language="pl" fo:country="PL" style:text-line-through-mode="continuous" fo:text-shadow="none" style:text-outline="false" fo:font-style="normal" style:text-line-through-type="none" style:text-underline-style="none" style:text-underline-color="font-color" fo:font-weight="normal" fo:font-size="14pt"/>
    </style:style>
    <style:style style:name="T4" style:family="text">
      <style:text-properties style:language-asian="zh" style:country-asian="CN" style:font-name="Arial" style:font-name-complex="Arial" fo:color="#00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complex="hi" style:country-complex="IN" style:font-name-asian="Noto Sans CJK SC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rial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4pt" style:font-size-asian="14pt" style:font-name-complex="Arial" style:font-name-asian="Noto Sans CJK SC" style:language-complex="hi" style:country-complex="IN" style:language-asian="zh" style:country-asian="CN" fo:language="pl" fo:country="PL" style:text-line-through-mode="continuous" fo:text-shadow="none" style:text-outline="false" fo:font-style="normal" style:text-line-through-type="none" style:text-underline-style="none" style:text-underline-color="font-color" fo:font-weight="normal" fo:font-size="14pt"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kusz1" table:style-name="ta1">
        <office:forms form:automatic-focus="false" form:apply-design-mode="false">
          <form:form form:name="Formularz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16373" table:default-cell-style-name="Default"/>
        <table:table-row table:style-name="ro1">
          <table:table-cell table:style-name="ce1" office:value-type="string" calcext:value-type="string">
            <text:p>Nazwa </text:p>
          </table:table-cell>
          <table:table-cell table:style-name="ce1" office:value-type="string" calcext:value-type="string">
            <text:p>Wejście</text:p>
          </table:table-cell>
          <table:table-cell table:style-name="ce1" office:value-type="string" calcext:value-type="string">
            <text:p>Warunki wstępne </text:p>
          </table:table-cell>
          <table:table-cell table:style-name="ce1" office:value-type="string" calcext:value-type="string">
            <text:p>Kroki wykonania</text:p>
          </table:table-cell>
          <table:table-cell table:style-name="ce1" office:value-type="string" calcext:value-type="string">
            <text:p>Oczekiwany rezultat </text:p>
          </table:table-cell>
          <table:table-cell table:style-name="ce10" office:value-type="string" calcext:value-type="string">
            <text:p>Wynik </text:p>
          </table:table-cell>
          <table:table-cell table:style-name="ce11" office:value-type="string" calcext:value-type="string">
            <text:p>Mój komentarz</text:p>
          </table:table-cell>
          <table:table-cell table:style-name="ce16" office:value-type="string" calcext:value-type="string">
            <text:p>Opis kolumn skoroszytu</text:p>
          </table:table-cell>
          <table:table-cell table:style-name="ce18" office:value-type="string" calcext:value-type="string">
            <text:p>Akcja</text:p>
          </table:table-cell>
          <table:table-cell table:style-name="ce18" office:value-type="string" calcext:value-type="string">
            <text:p>Libre Office</text:p>
          </table:table-cell>
          <table:table-cell table:style-name="ce18" office:value-type="string" calcext:value-type="string">
            <text:p>Excel</text:p>
          </table:table-cell>
          <table:table-cell table:number-columns-repeated="16373"/>
        </table:table-row>
        <table:table-row table:style-name="ro2">
          <table:table-cell table:style-name="ce2" office:value-type="string" calcext:value-type="string">
            <text:p>Dodanie produktu do koszyk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- <text:s/></text:p>
          </table:table-cell>
          <table:table-cell table:style-name="ce6" office:value-type="string" calcext:value-type="string">
            <text:p>1. Otwieramy stronę</text:p>
            <text:p><text:a xlink:href="https://test.testowanie-oprogramowania.pl/" xlink:type="simple">https://test.testowanie-oprogramowania.pl/</text:a>  </text:p>
            <text:p>2. Klikamy w zakładkę ‘Shop’                        </text:p>
            <text:p>3. Klikamy w pierwszy produkt z listy           </text:p>
            <text:p>4. Klikamy w przycisk ‘Dodaj do koszyka’    </text:p>
            <text:p>5. Klikamy w przycisk ‘Zobacz koszyk’</text:p>
          </table:table-cell>
          <table:table-cell table:style-name="ce8" office:value-type="string" calcext:value-type="string">
            <text:p>W koszyku jest dodany produkt</text:p>
          </table:table-cell>
          <table:table-cell table:style-name="ce8" office:value-type="string" calcext:value-type="string">
            <text:p>POZYTYWNY</text:p>
          </table:table-cell>
          <table:table-cell table:style-name="ce12" office:value-type="string" calcext:value-type="string">
            <text:p>Test case – dodanie produktu do koszyka i sprawdzenie, czy się tam znajduje. Strona testowa: <text:a xlink:href="https://test.testowanie-oprogramowania.pl/" xlink:type="simple">https://test.testowanie-oprogramowania.pl</text:a></text:p>
          </table:table-cell>
          <table:table-cell table:style-name="ce17" office:value-type="string" calcext:value-type="string">
            <text:p>Nazwa – nazwa naszego przypadku testowego (test case name)</text:p>
            <text:p>Wejście – wejścia niezbędne do realizacji TC (wpisanie jakiś danych tekstowych, numerycznych)</text:p>
            <text:p>Warunki wstępne – warunki wstepne niezbędne do przeprowadzenia testu (posiadanie w koszyku produktu)</text:p>
            <text:p>Kroki do wykonania – lista kroków do wykonania, jakie musimy wykonać, aby przeprowadzić TC</text:p>
            <text:p>Oczekiwany rezultat – oczekiwany rezultat po wykonaniu wszystkich kroków</text:p>
            <text:p>Wynik – ocena, czy test został zaliczony, czy nie</text:p>
            <text:p/>
          </table:table-cell>
          <table:table-cell table:style-name="ce19" office:value-type="string" calcext:value-type="string">
            <text:p>przejście wiersz niżej w aktywnej komórce</text:p>
          </table:table-cell>
          <table:table-cell table:style-name="ce20" office:value-type="string" calcext:value-type="string">
            <text:p>CTRL + ENTER</text:p>
          </table:table-cell>
          <table:table-cell table:style-name="ce20" office:value-type="string" calcext:value-type="string">
            <text:p>ALT + ENTER</text:p>
          </table:table-cell>
          <table:table-cell table:number-columns-repeated="16373"/>
        </table:table-row>
        <table:table-row table:style-name="ro2">
          <table:table-cell table:style-name="ce2" office:value-type="string" calcext:value-type="string">
            <text:p>Usuwanie produktu z koszyka <text:s text:c="2"/>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Uzytkownik ma dodany produkt do koszyka</text:p>
          </table:table-cell>
          <table:table-cell table:style-name="ce6" office:value-type="string" calcext:value-type="string">
            <text:p>1. Otwieramy stronę</text:p>
            <text:p><text:a xlink:href="https://test.testowanie-oprogramowania.pl/" xlink:type="simple">https://test.testowanie-oprogramowania.pl/</text:a>  </text:p>
            <text:p>2. Klikamy w ikonę koszyka                     </text:p>
            <text:p>3. Klikamy wprzycisk ‘Zobacz koszyk’      </text:p>
            <text:p>4. Klikamy w ikonę ‘X’  </text:p>
            <text:p> </text:p>
          </table:table-cell>
          <table:table-cell table:style-name="ce8" office:value-type="string" calcext:value-type="string">
            <text:p>Pojawia się komunikat:</text:p>
            <text:p>'Twój koszyk jest pusty’</text:p>
          </table:table-cell>
          <table:table-cell table:style-name="ce8" office:value-type="string" calcext:value-type="string">
            <text:p>POZYTYWNY</text:p>
          </table:table-cell>
          <table:table-cell table:style-name="ce12" office:value-type="string" calcext:value-type="string">
            <text:p>Test case – usunięcie produktu z koszyka i sprawdzenie, czy został usunięty. Strona testowa: <text:a xlink:href="https://test.testowanie-oprogramowania.pl/" xlink:type="simple">https://test.testowanie-oprogramowania.pl</text:a></text:p>
          </table:table-cell>
          <table:table-cell table:style-name="ce17"/>
          <table:table-cell table:number-columns-repeated="16376"/>
        </table:table-row>
        <table:table-row table:style-name="ro3">
          <table:table-cell table:style-name="ce2" office:value-type="string" calcext:value-type="string">
            <text:p>Wysłanie pustego formularza kontaktowego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- <text:s/></text:p>
          </table:table-cell>
          <table:table-cell table:style-name="ce6" office:value-type="string" calcext:value-type="string">
            <text:p>1. Otwieramy stronę</text:p>
            <text:p><text:a xlink:href="https://test.testowanie-oprogramowania.pl/" xlink:type="simple">https://test.testowanie-oprogramowania.pl/</text:a>  </text:p>
            <text:p>2. Klikamy w zakładkę ‘Contact’                     </text:p>
            <text:p>3. Klikamy w przycisk ‘Send now’      </text:p>
          </table:table-cell>
          <table:table-cell table:style-name="ce8" office:value-type="string" calcext:value-type="string">
            <text:p>Pojawia się komunikat przy każdym polu:</text:p>
            <text:p>‘To pole jest wymagane’ </text:p>
            <text:p/>
          </table:table-cell>
          <table:table-cell table:style-name="ce8" office:value-type="string" calcext:value-type="string">
            <text:p>POZYTYWNY</text:p>
          </table:table-cell>
          <table:table-cell table:style-name="ce13"/>
          <table:table-cell table:style-name="ce17"/>
          <table:table-cell table:number-columns-repeated="16376"/>
        </table:table-row>
        <table:table-row table:style-name="ro4">
          <table:table-cell table:style-name="ce2" office:value-type="string" calcext:value-type="string">
            <text:p>Wysłanie formularz kontaktowego z poprawnymi danymi</text:p>
          </table:table-cell>
          <table:table-cell table:style-name="ce2" office:value-type="string" calcext:value-type="string">
            <text:p>Full name: Anna</text:p>
            <text:p>Phone number: 123456789</text:p>
            <text:p>Email: <text:a xlink:href="mailto:anna@example.com" xlink:type="simple">anna@example.com</text:a></text:p>
            <text:p>Message: Testowa</text:p>
            <text:p/>
          </table:table-cell>
          <table:table-cell table:style-name="ce2" office:value-type="string" calcext:value-type="string">
            <text:p>- <text:s/></text:p>
          </table:table-cell>
          <table:table-cell table:style-name="ce7" office:value-type="string" calcext:value-type="string">
            <text:p>1. Otwieramy stronę</text:p>
            <text:p><text:a xlink:href="https://test.testowanie-oprogramowania.pl/" xlink:type="simple">https://test.testowanie-oprogramowania.pl/</text:a>  </text:p>
            <text:p>2. Klikamy w zakładkę ‘Contact’                     </text:p>
            <text:p>3. Wpisujemy w pole ‘Full name’ wartość wejściową  </text:p>
            <text:p><text:span text:style-name="T1">4. </text:span><text:span text:style-name="T2">Wpisujemy w pole ‘Phone number’ wartość wejściową  </text:span>  </text:p>
            <text:p><text:span text:style-name="T1">5. </text:span><text:span text:style-name="T2">Wpisujemy w pole ‘Email’ wartość wejściową </text:span></text:p>
            <text:p><text:span text:style-name="T3">6. Wpisujemy w pole ‘Message’ wartość wejściową </text:span></text:p>
            <text:p><text:span text:style-name="T2">7. Klikamy w przycisk ‘Send Now’  </text:span></text:p>
          </table:table-cell>
          <table:table-cell table:style-name="ce8" office:value-type="string" calcext:value-type="string">
            <text:p>Pojawia się komunikat</text:p>
            <text:p>'Thanks for contacting us! We will be in touch with you shortly.’</text:p>
          </table:table-cell>
          <table:table-cell table:style-name="ce8" office:value-type="string" calcext:value-type="string">
            <text:p>POZYTYWNY</text:p>
          </table:table-cell>
          <table:table-cell table:style-name="ce14"/>
          <table:table-cell table:style-name="ce17"/>
          <table:table-cell table:number-columns-repeated="16376"/>
        </table:table-row>
        <table:table-row table:style-name="ro5">
          <table:table-cell table:style-name="ce3" office:value-type="string" calcext:value-type="string">
            <text:p>Poprawne wyszukiwani produktu</text:p>
          </table:table-cell>
          <table:table-cell table:style-name="ce3" office:value-type="string" calcext:value-type="string">
            <text:p>Search products: Poscard V1</text:p>
          </table:table-cell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1. Otwieramy stronę</text:p>
            <text:p><text:a xlink:href="https://test.testowanie-oprogramowania.pl/" xlink:type="simple">https://test.testowanie-oprogramowania.pl/</text:a>  </text:p>
            <text:p><text:span text:style-name="T1">2. </text:span><text:span text:style-name="T2">Klikamy w zakładkę ‘Shop’ </text:span>                   </text:p>
            <text:p>3. Wpisujemy w pole ‘Search products…’ wartość wejściową</text:p>
            <text:p><text:span text:style-name="T1">4. Klikamy w ikonę ‘Lupy’</text:span><text:span text:style-name="T2"> </text:span>  <text:span text:style-name="T4"> </text:span></text:p>
          </table:table-cell>
          <table:table-cell table:style-name="ce8" office:value-type="string" calcext:value-type="string">
            <text:p>Przekierowanie na stronę produktu</text:p>
          </table:table-cell>
          <table:table-cell table:style-name="ce8" office:value-type="string" calcext:value-type="string">
            <text:p>POZYTYWNY</text:p>
          </table:table-cell>
          <table:table-cell table:style-name="ce14"/>
          <table:table-cell table:style-name="ce17"/>
          <table:table-cell table:number-columns-repeated="16376"/>
        </table:table-row>
        <table:table-row table:style-name="ro6">
          <table:table-cell table:style-name="ce3" office:value-type="string" calcext:value-type="string">
            <text:p>Niepoprawne wyszukiwanie produktu</text:p>
          </table:table-cell>
          <table:table-cell table:style-name="ce3" office:value-type="string" calcext:value-type="string">
            <text:p>Search products: Book</text:p>
          </table:table-cell>
          <table:table-cell table:style-name="ce3" office:value-type="string" calcext:value-type="string">
            <text:p>-</text:p>
          </table:table-cell>
          <table:table-cell table:style-name="ce6" office:value-type="string" calcext:value-type="string">
            <text:p>1. Otwieramy stronę</text:p>
            <text:p><text:a xlink:href="https://test.testowanie-oprogramowania.pl/" xlink:type="simple">https://test.testowanie-oprogramowania.pl/</text:a>  </text:p>
            <text:p><text:span text:style-name="T1">2. </text:span><text:span text:style-name="T2">Klikamy w zakładkę ‘Shop’ </text:span>                   </text:p>
            <text:p>3. Wpisujemy w pole ‘Search products…’ wartość wejściową</text:p>
            <text:p><text:span text:style-name="T1">4. Klikamy w ikonę ‘Lupy’</text:span><text:span text:style-name="T2"> </text:span>  <text:span text:style-name="T4"> </text:span></text:p>
          </table:table-cell>
          <table:table-cell table:style-name="ce8" office:value-type="string" calcext:value-type="string">
            <text:p>Pojawia się komunikat: </text:p>
            <text:p>'Wyniki wyszukiwania: „book”</text:p>
            <text:p>Nie znaleziono produktów, których szukasz.’</text:p>
          </table:table-cell>
          <table:table-cell table:style-name="ce8" office:value-type="string" calcext:value-type="string">
            <text:p>POZYTYWNY</text:p>
          </table:table-cell>
          <table:table-cell table:style-name="ce14"/>
          <table:table-cell table:style-name="ce17"/>
          <table:table-cell table:number-columns-repeated="16376"/>
        </table:table-row>
        <table:table-row table:style-name="ro7">
          <table:table-cell table:style-name="ce4" table:number-columns-repeated="3"/>
          <table:table-cell table:style-name="ce6" office:value-type="string" calcext:value-type="string">
            <text:p><text:span text:style-name="T1">1. Otwieramy stronę</text:span><text:span text:style-name="T2">Klikamy w zakładkę ‘Shop’ </text:span><text:a xlink:href="https://test.testowanie-oprogramowania.pl/" xlink:type="simple">https://test.testowanie-oprogramowania.pl/</text:a>  </text:p>
            <text:p>2.                    </text:p>
            <text:p>3. </text:p>
            <text:p><text:span text:style-name="T1">4. </text:span><text:span text:style-name="T2"> </text:span>  </text:p>
            <text:p><text:span text:style-name="T5">5. </text:span></text:p>
            <text:p><text:span text:style-name="T3">6.   </text:span></text:p>
          </table:table-cell>
          <table:table-cell table:style-name="ce9"/>
          <table:table-cell/>
          <table:table-cell table:style-name="ce14"/>
          <table:table-cell table:style-name="ce17"/>
          <table:table-cell table:number-columns-repeated="16376"/>
        </table:table-row>
        <table:table-row table:style-name="ro7">
          <table:table-cell table:style-name="ce4" table:number-columns-repeated="3"/>
          <table:table-cell table:style-name="ce6" office:value-type="string" calcext:value-type="string">
            <text:p><text:span text:style-name="T1">1. Otwieramy stronę</text:span><text:span text:style-name="T2">Klikamy w zakładkę ‘Shop’ </text:span><text:a xlink:href="https://test.testowanie-oprogramowania.pl/" xlink:type="simple">https://test.testowanie-oprogramowania.pl/</text:a>  </text:p>
            <text:p>2.                    </text:p>
            <text:p>3. </text:p>
            <text:p><text:span text:style-name="T1">4. </text:span><text:span text:style-name="T2"> </text:span>  </text:p>
            <text:p><text:span text:style-name="T5">5. </text:span></text:p>
            <text:p><text:span text:style-name="T3">6.   </text:span></text:p>
          </table:table-cell>
          <table:table-cell table:style-name="ce9"/>
          <table:table-cell/>
          <table:table-cell table:style-name="ce14"/>
          <table:table-cell table:style-name="ce17"/>
          <table:table-cell table:number-columns-repeated="16376"/>
        </table:table-row>
        <table:table-row table:style-name="ro7">
          <table:table-cell table:style-name="ce4" table:number-columns-repeated="3"/>
          <table:table-cell table:style-name="ce6" office:value-type="string" calcext:value-type="string">
            <text:p><text:span text:style-name="T1">1. Otwieramy stronę</text:span><text:span text:style-name="T2">Klikamy w zakładkę ‘Shop’ </text:span><text:a xlink:href="https://test.testowanie-oprogramowania.pl/" xlink:type="simple">https://test.testowanie-oprogramowania.pl/</text:a>  </text:p>
            <text:p>2.                    </text:p>
            <text:p>3. </text:p>
            <text:p><text:span text:style-name="T1">4. </text:span><text:span text:style-name="T2"> </text:span>  </text:p>
            <text:p><text:span text:style-name="T5">5. </text:span></text:p>
            <text:p><text:span text:style-name="T3">6.   </text:span></text:p>
          </table:table-cell>
          <table:table-cell table:style-name="ce9"/>
          <table:table-cell/>
          <table:table-cell table:style-name="ce14"/>
          <table:table-cell table:style-name="ce17"/>
          <table:table-cell table:number-columns-repeated="16376"/>
        </table:table-row>
        <table:table-row table:style-name="ro7">
          <table:table-cell table:style-name="ce4" table:number-columns-repeated="3"/>
          <table:table-cell table:style-name="ce6" office:value-type="string" calcext:value-type="string">
            <text:p><text:span text:style-name="T1">1. Otwieramy stronę</text:span><text:span text:style-name="T2">Klikamy w zakładkę ‘Shop’ </text:span><text:a xlink:href="https://test.testowanie-oprogramowania.pl/" xlink:type="simple">https://test.testowanie-oprogramowania.pl/</text:a>  </text:p>
            <text:p>2.                    </text:p>
            <text:p>3. </text:p>
            <text:p><text:span text:style-name="T1">4. </text:span><text:span text:style-name="T2"> </text:span>  </text:p>
            <text:p><text:span text:style-name="T5">5. </text:span></text:p>
            <text:p><text:span text:style-name="T3">6.   </text:span></text:p>
          </table:table-cell>
          <table:table-cell table:style-name="ce9"/>
          <table:table-cell/>
          <table:table-cell table:style-name="ce14"/>
          <table:table-cell table:style-name="ce17"/>
          <table:table-cell table:number-columns-repeated="16376"/>
        </table:table-row>
        <table:table-row table:style-name="ro7">
          <table:table-cell table:style-name="ce4" table:number-columns-repeated="3"/>
          <table:table-cell table:style-name="ce6" office:value-type="string" calcext:value-type="string">
            <text:p><text:span text:style-name="T1">1. Otwieramy stronę</text:span><text:span text:style-name="T2">Klikamy w zakładkę ‘Shop’ </text:span><text:a xlink:href="https://test.testowanie-oprogramowania.pl/" xlink:type="simple">https://test.testowanie-oprogramowania.pl/</text:a>  </text:p>
            <text:p>2.                    </text:p>
            <text:p>3. </text:p>
            <text:p><text:span text:style-name="T1">4. </text:span><text:span text:style-name="T2"> </text:span>  </text:p>
            <text:p><text:span text:style-name="T5">5. </text:span></text:p>
            <text:p><text:span text:style-name="T3">6.   </text:span></text:p>
          </table:table-cell>
          <table:table-cell table:style-name="ce9"/>
          <table:table-cell/>
          <table:table-cell table:style-name="ce14"/>
          <table:table-cell table:style-name="ce17"/>
          <table:table-cell table:number-columns-repeated="16376"/>
        </table:table-row>
        <table:table-row table:style-name="ro8" table:number-rows-repeated="24">
          <table:table-cell table:number-columns-repeated="6"/>
          <table:table-cell table:style-name="ce14"/>
          <table:table-cell table:style-name="ce17"/>
          <table:table-cell table:number-columns-repeated="16376"/>
        </table:table-row>
        <table:table-row table:style-name="ro8" table:number-rows-repeated="16">
          <table:table-cell table:number-columns-repeated="6"/>
          <table:table-cell table:style-name="ce15"/>
          <table:table-cell table:number-columns-repeated="16377"/>
        </table:table-row>
        <table:table-row table:style-name="ro9" table:number-rows-repeated="102">
          <table:table-cell table:number-columns-repeated="6"/>
          <table:table-cell table:style-name="ce15"/>
          <table:table-cell table:number-columns-repeated="16377"/>
        </table:table-row>
        <table:table-row table:style-name="ro9" table:number-rows-repeated="1048421">
          <table:table-cell table:number-columns-repeated="16384"/>
        </table:table-row>
        <table:table-row table:style-name="ro9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zł</number:text>
    </number:number-style>
    <number:number-style style:name="N114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zł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zł</number:text>
    </number:number-style>
    <number:number-style style:name="N116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zł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  </number:text>
    </number:number-style>
    <number:number-style style:name="N123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  </number:text>
    </number:number-style>
    <number:number-style style:name="N125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7P2" style:volatile="true">
      <number:text> </number:text>
      <number:fill-character> </number:fill-character>
      <number:text>- 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8P2" style:volatile="true">
      <number:text> </number:text>
      <number:fill-character> </number:fill-character>
      <number:text>- zł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20T23:13:31.321719302</dc:date>
    <meta:editing-duration>PT2H4M23S</meta:editing-duration>
    <meta:editing-cycles>1</meta:editing-cycles>
    <meta:document-statistic meta:table-count="1" meta:cell-count="58" meta:object-count="0"/>
    <meta:generator>LibreOffice/7.5.6.2$Linux_X86_64 LibreOffice_project/50$Build-2</meta:generator>
  </office:meta>
</office:document-meta>
</file>